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. Pereira Mende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18, 1895</text:p>
      <text:p text:style-name="P6">Month<text:tab/><text:tab/><text:tab/><text:tab/><text:tab/><text:tab/>August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Keene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Rev. Dr S. Morais/</text:p>
      <text:p text:style-name="P3">546 N 5/</text:p>
      <text:p text:style-name="P3"><text:tab/>Philad<text:span text:style-name="T2">a.</text:span><text:span text:style-name="T3">/</text:span></text:p>
      <text:p text:style-name="P3"><text:span text:style-name="T3"><text:tab/><text:tab/>Penna/</text:span></text:p>
      <text:p text:style-name="P3"><text:span text:style-name="T3">[Note: The following is written sideways at the left side of the front of the envelope.]</text:span></text:p>
      <text:p text:style-name="P3"><text:span text:style-name="T3">Aug 95/ H. P. M. and the/ seminary/</text:span></text:p>
      <text:p text:style-name="P3"><text:span text:style-name="T3"/></text:p>
      <text:p text:style-name="P3"><text:span text:style-name="T3">[Page 1]</text:span></text:p>
      <text:p text:style-name="P2"><text:span text:style-name="T3">Keene, N. Y./</text:span></text:p>
      <text:p text:style-name="P2"><text:span text:style-name="T3">Essex County,/</text:span></text:p>
      <text:p text:style-name="P4"><text:span text:style-name="T3">Aug 18 1895/</text:span></text:p>
      <text:p text:style-name="P3"><text:span text:style-name="T3">My dear Sir and friend/</text:span></text:p>
      <text:p text:style-name="P3"><text:span text:style-name="T3"><text:tab/>I will be glad to place an afternoon at the/ disposal of the Seminary as before. <text:s/>I would prefer to </text:span><text:soft-page-break/><text:span text:style-name="T3">do all/ my work there on one afternoon because of the time it takes/ to go to and fro and the fatigue./</text:span></text:p>
      <text:p text:style-name="P3"><text:span text:style-name="T3"><text:tab/>I have been thinking much of the Seminary/ and I think more strongly than ever that its salvation will/ be your coming to New York for personal supervision./ <text:s/>The sacrifice you must make./</text:span></text:p>
      <text:p text:style-name="P3"><text:span text:style-name="T3">The Presidents of our congregations and of the Seminary/ must consult as to your salary so that it be at least $3000/ or whatever you now receive./</text:span></text:p>
      <text:p text:style-name="P3"><text:span text:style-name="T3">Your status must be official in my congregation and/ emeritus in your own, with the right to officiate in/ </text:span><text:span text:style-name="T6">New</text:span><text:span text:style-name="T3"> Philad. periodically and on Holydays if you/ desire./</text:span></text:p>
      <text:p text:style-name="P3"><text:span text:style-name="T3">Your constant work will be the Seminary./</text:span></text:p>
      <text:p text:style-name="P3"><text:span text:style-name="T3"/></text:p>
      <text:p text:style-name="P3"><text:span text:style-name="T3">[Page 2]</text:span></text:p>
      <text:p text:style-name="P3"><text:span text:style-name="T3">not simply the teaching and government of the boys, but to/ push the seminary by correspondence with the many/ congregations available and by judicious issuing of/ printed matter./</text:span></text:p>
      <text:p text:style-name="P3"><text:span text:style-name="T3">A young man in Phila. as your associate minister would/ have the inestimable advantage of having your advice until/ by by securing personal friends among the members, he made/ his position somewhat solid and could bring their personal/ friendship to support him in case of need./</text:span></text:p>
      <text:p text:style-name="P3"><text:span text:style-name="T3">This would secure your congregation's adhesion after/ your decease,--may it be far off, Amen./</text:span></text:p>
      <text:p text:style-name="P3"><text:span text:style-name="T3">You know that you are the prop of the Seminary. <text:s/>I could/ not lend it the strength it gets from you. <text:s/>I am sure Dr/ Drachman cannot. <text:s/>You know that if it falls, its fall/ will be a huge strengthening of the enemy./</text:span></text:p>
      <text:p text:style-name="P3"><text:span text:style-name="T3">I pray I can not asking too much of you./</text:span></text:p>
      <text:p text:style-name="P3"><text:span text:style-name="T3">Is it not enough if you maintain your </text:span><text:span text:style-name="T4">intimate</text:span><text:span text:style-name="T5"> con-/nection with Phila. for the rest of your life, giving it your/ services while strength to do it is vouchsafed to you, and to/ lay your bones when the time comes in the midst of/ the flock you have tended so many years and where/</text:span></text:p>
      <text:p text:style-name="P3"><text:span text:style-name="T5"/></text:p>
      <text:p text:style-name="P3"><text:span text:style-name="T5">[Page 3]</text:span></text:p>
      <text:p text:style-name="P3"><text:span text:style-name="T5">your own loved ones are resting./</text:span></text:p>
      <text:p text:style-name="P3"><text:span text:style-name="T5"><text:tab/>That there are many problems in the way of this/ proposition, yes./</text:span></text:p>
      <text:p text:style-name="P3"><text:span text:style-name="T5">But is the strengthening of the Seminary desirable?/</text:span></text:p>
      <text:p text:style-name="P3"><text:span text:style-name="T5">If so, all these problems must be met one by one/ resolutely, and the solution of each as resolutely obtained/ </text:span></text:p>
      <text:p text:style-name="P3"><text:span text:style-name="T5"><text:tab/>Pray think over this. <text:s/>Do not let our energies/ and communal money be wasted by the fall of the/ Seminary./</text:span></text:p>
      <text:p text:style-name="P3"><text:span text:style-name="T5"><text:tab/>With kindest regards and hoping you and/ your dear ones are well as we are/ vy truly yrs/ H. Pereira Mendes/ Keene/ Essex Co/ N. 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01:18.36</meta:creation-date>
    <meta:document-statistic meta:table-count="0" meta:image-count="0" meta:object-count="0" meta:page-count="3" meta:paragraph-count="91" meta:word-count="646" meta:character-count="3865"/>
    <dc:date>2012-01-03T14:20:21.99</dc:date>
    <dc:creator>Penn Libraries</dc:creator>
    <meta:editing-duration>PT00H03M02S</meta:editing-duration>
    <meta:editing-cycles>1</meta:editing-cycles>
    <meta:generator>OpenOffice.org/3.2$Win32 OpenOffice.org_project/320m12$Build-9483</meta:generator>
  </office:meta>
</office:document-meta>
</file>